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0pt" officeooo:rsid="001da855" officeooo:paragraph-rsid="001da855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troduction </text:p>
      <text:p text:style-name="P1"/>
      <text:p text:style-name="P1">Dans le cadre de la formation Concepteur Développeur Informatique ausein du centre AFPA, un stage doit être effectuer. </text:p>
      <text:p text:style-name="P1">Il a pour but experimenter et prendre conscience du métier concepteur développeur informatique. </text:p>
      <text:p text:style-name="P1">L’intéret du stage permet au stagiaire de prendre du recul et participer sans dommage au projet du Service D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esentation </text:p>
      <text:p text:style-name="P1"/>
      <text:p text:style-name="P1">Je m’appelle ____, j’ai 30 ans, attiré par le domaine depuis le lycée, mon parcours professionnel m’a confirmé cette passion du code. </text:p>
      <text:p text:style-name="P1">En effet avec les années en tant que technicien de maintance, j’ai vraiment pris <text:s text:c="2"/></text:p>
      <text:p text:style-name="P1">conscience de la beauté du code, notamment en collaboration avec les collègues informatiens de G7. </text:p>
      <text:p text:style-name="P1">En faisant cette formation, j’ai enfin atteint mon but de réaliser mon ambition d’être développeur. </text:p>
      <text:p text:style-name="P1">De plus étant trés attiré par le fait dêtre à mon compte, ce métier me permettera par le fait dêtre freelancer d’être libre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J’ai fait mon stage dans une startup EASYCAB. </text:p>
      <text:p text:style-name="P1">Le choix d’une startup m’a attiré pour deux principales raisons, </text:p>
      <text:p text:style-name="P1">Savoir si je peux répondre un besoin en tant que seul développeur et experimenter le developpement à la manière d’un freelancer.</text:p>
      <text:p text:style-name="P1"/>
      <text:p text:style-name="P1">Le sujet lié au stage est le developpement d’un site de reservation de chauffeur privé. </text:p>
      <text:p text:style-name="P1">L’essence de cette entreprise est le domaine detransport privé, </text:p>
      <text:p text:style-name="P1">et avoir un site de reservation est vitale pour la suite de sa croissance.</text:p>
      <text:p text:style-name="P1"/>
      <text:p text:style-name="P1"/>
      <text:p text:style-name="P1">En effet aujourd’ui, face à l’e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TUDE DES Fonctionnalites souhaites et des besoins.</text:p>
      <text:p text:style-name="P1"/>
      <text:p text:style-name="P1">Tout dabord j’ai pris au brouillon les differentes informations requises pour établir un cahier des charges,qui va me permettre de me baser pour developper l’application we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ES CAS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04T16:18:11.689958855</dc:date>
    <meta:editing-duration>PT19S</meta:editing-duration>
    <meta:editing-cycles>1</meta:editing-cycles>
    <meta:document-statistic meta:table-count="0" meta:image-count="0" meta:object-count="0" meta:page-count="5" meta:paragraph-count="21" meta:word-count="289" meta:character-count="1814" meta:non-whitespace-character-count="1527"/>
    <meta:generator>LibreOffice/5.1.6.2$Linux_X86_64 LibreOffice_project/10m0$Build-2</meta:generator>
  </office:meta>
</office:document-meta>
</file>